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cc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svg:stroke-color="#00cc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00cc00" draw:fill-color="#00cc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-color="#ff3333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0066cc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-color="#ff00cc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84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cc00"/>
      <style:paragraph-properties fo:text-align="center"/>
    </style:style>
    <style:style style:name="P4" style:family="paragraph">
      <loext:graphic-properties draw:fill-color="#ff3333"/>
      <style:paragraph-properties fo:text-align="center"/>
    </style:style>
    <style:style style:name="P5" style:family="paragraph">
      <loext:graphic-properties draw:fill-color="#0066cc"/>
      <style:paragraph-properties fo:text-align="center"/>
    </style:style>
    <style:style style:name="P6" style:family="paragraph">
      <loext:graphic-properties draw:fill-color="#ff3333"/>
      <style:paragraph-properties fo:text-align="center"/>
      <style:text-properties fo:color="#009933"/>
    </style:style>
    <style:style style:name="P7" style:family="paragraph">
      <loext:graphic-properties draw:fill-color="#ff00cc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="none" draw:fill-color="#ffffff"/>
      <style:text-properties fo:color="#00cc00"/>
    </style:style>
    <style:style style:name="P10" style:family="paragraph">
      <loext:graphic-properties draw:fill="none" draw:fill-color="#ffffff"/>
    </style:style>
    <style:style style:name="T1" style:family="text">
      <style:text-properties fo:color="#00cc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.7cm" svg:y1="9.9cm" svg:x2="7.8cm" svg:y2="11.7cm">
          <text:p/>
        </draw:line>
        <draw:line draw:style-name="gr2" draw:text-style-name="P1" draw:layer="layout" svg:x1="4.6cm" svg:y1="8cm" svg:x2="12.6cm" svg:y2="11.8cm">
          <text:p/>
        </draw:line>
        <draw:custom-shape draw:style-name="gr3" draw:text-style-name="P2" draw:layer="layout" svg:width="0.2cm" svg:height="0.2cm" svg:x="10.6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cm" svg:height="0.2cm" svg:x="10.601cm" svg:y="6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cm" svg:height="0.2cm" svg:x="11.002cm" svg:y="6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cm" svg:height="0.2cm" svg:x="10.803cm" svg:y="7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cm" svg:height="0.2cm" svg:x="10.104cm" svg:y="7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cm" svg:height="0.2cm" svg:x="9.705cm" svg:y="6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cm" svg:height="0.2cm" svg:x="9.706cm" svg:y="7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cm" svg:height="0.2cm" svg:x="10.207cm" svg:y="8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cm" svg:height="0.2cm" svg:x="11.407cm" svg:y="8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cm" svg:height="0.2cm" svg:x="9.707cm" svg:y="7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8.208cm" svg:y="7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8.509cm" svg:y="8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9.21cm" svg:y="7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7.41cm" svg:y="7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8.51cm" svg:y="5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8.11cm" svg:y="6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9.01cm" svg:y="5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9.31cm" svg:y="6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cm" svg:height="0.2cm" svg:x="9.71cm" svg:y="8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cm" svg:height="0.2cm" svg:x="10.01cm" svg:y="9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2cm" svg:height="0.2cm" svg:x="8.51cm" svg:y="8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2cm" svg:height="0.2cm" svg:x="10.011cm" svg:y="9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2cm" svg:height="0.2cm" svg:x="9.412cm" svg:y="8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cm" svg:height="0.2cm" svg:x="9.512cm" svg:y="10.6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cm" svg:height="0.2cm" svg:x="10.012cm" svg:y="9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cm" svg:height="0.2cm" svg:x="9.413cm" svg:y="8.9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cm" svg:height="0.2cm" svg:x="9.213cm" svg:y="9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2cm" svg:height="0.2cm" svg:x="9.413cm" svg:y="8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cm" svg:height="0.2cm" svg:x="9.413cm" svg:y="8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2cm" svg:height="0.2cm" svg:x="8.614cm" svg:y="9.8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9" draw:layer="layout" svg:width="0.925cm" svg:height="0.962cm" svg:x="11.875cm" svg:y="10.338cm">
          <draw:text-box>
            <text:p><text:span text:style-name="T1">P</text:span></text:p>
          </draw:text-box>
        </draw:frame>
        <draw:frame draw:style-name="gr10" draw:text-style-name="P10" draw:layer="layout" svg:width="6.348cm" svg:height="1.673cm" svg:x="2.652cm" svg:y="5.927cm">
          <draw:text-box>
            <text:p>Local Feature Space</text:p>
            <text:p>at a pixel p </text:p>
          </draw:text-box>
        </draw:frame>
        <draw:frame draw:style-name="gr11" draw:text-style-name="P10" draw:layer="layout" svg:width="2.047cm" svg:height="0.962cm" svg:x="6.8cm" svg:y="9cm">
          <draw:text-box>
            <text:p>origi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3T16:33:14.120028919</meta:creation-date>
    <dc:date>2019-12-14T10:11:20.303970590</dc:date>
    <meta:editing-duration>PT1H12M13S</meta:editing-duration>
    <meta:editing-cycles>17</meta:editing-cycles>
    <meta:generator>LibreOffice/6.0.7.3$Linux_X86_64 LibreOffice_project/00m0$Build-3</meta:generator>
    <meta:document-statistic meta:object-count="35"/>
  </office:meta>
</office:document-meta>
</file>